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Standard">
      <style:text-properties style:font-name="Arial" fo:font-size="15pt" style:font-size-asian="15pt" style:font-size-complex="15pt"/>
    </style:style>
    <style:style style:name="T1" style:family="text">
      <style:text-properties style:font-name="Arial"/>
    </style:style>
    <style:style style:name="T2" style:family="text">
      <style:text-properties style:font-name="Arial"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A </text:span><text:span text:style-name="Strong_20_Emphasis"><text:span text:style-name="T2">La Lunetterie Du Coin</text:span></text:span><text:span text:style-name="T2">, nous proposons deux grandes offres commerciales pour répondre aux besoins de nos client·es tout en restant fidèles à notre engagement écoresponsable. La première offre concerne le </text:span><text:span text:style-name="Strong_20_Emphasis"><text:span text:style-name="T2">recyclage de vos anciennes paires de lunettes</text:span></text:span><text:span text:style-name="T2">. En rapportant vos anciennes montures, vous pouvez bénéficier d'une remise allant jusqu'à </text:span><text:span text:style-name="Strong_20_Emphasis"><text:span text:style-name="T2">70€</text:span></text:span><text:span text:style-name="T2"> sur l'achat d'une nouvelle paire. Cette démarche vise à encourager le recyclage et à donner une seconde vie à vos anciennes lunettes, tout en vous permettant de faire des économies.</text:span></text:p>
      <text:p text:style-name="Text_20_body"><text:span text:style-name="T2"/></text:p>
      <text:p text:style-name="Text_20_body"><text:span text:style-name="T2">La deuxième offre est une promotion sur la </text:span><text:span text:style-name="Strong_20_Emphasis"><text:span text:style-name="T2">deuxième paire de lunettes</text:span></text:span><text:span text:style-name="T2"> </text:span></text:p>
      <text:list xml:id="list1076793394210038472" text:style-name="L1">
        <text:list-item>
          <text:p text:style-name="P2"><text:span text:style-name="T2">Pour </text:span><text:span text:style-name="Strong_20_Emphasis"><text:span text:style-name="T2">59€</text:span></text:span><text:span text:style-name="T2">, vous pouvez obtenir une deuxième paire comprenant monture et verres unifocaux.</text:span></text:p>
        </text:list-item>
        <text:list-item>
          <text:p text:style-name="P2"><text:span text:style-name="T2">Pour </text:span><text:span text:style-name="Strong_20_Emphasis"><text:span text:style-name="T2">89€</text:span></text:span><text:span text:style-name="T2">, la deuxième paire est équipée de verres progressifs.</text:span></text:p>
        </text:list-item>
        <text:list-item>
          <text:p text:style-name="P1"><text:span text:style-name="T2">Vous avez également le choix entre des verres </text:span><text:span text:style-name="Strong_20_Emphasis"><text:span text:style-name="T2">transparents avec traitement anti-reflet durci</text:span></text:span><text:span text:style-name="T2"> ou des verres </text:span><text:span text:style-name="Strong_20_Emphasis"><text:span text:style-name="T2">solaires 100% UV catégorie 3</text:span></text:span><text:span text:style-name="T2">, parfaits pour une protection contre le soleil. </text:span></text:p>
        </text:list-item>
        <text:list-item>
          <text:p text:style-name="P1"><text:span text:style-name="T2">Les verres proviennent du même laboratoire pour ne faire aucune difference ; Origine France Garantie Ophtalmic Vision 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3T11:34:33.81</meta:creation-date>
    <meta:document-statistic meta:table-count="0" meta:image-count="0" meta:object-count="0" meta:page-count="1" meta:paragraph-count="6" meta:word-count="165" meta:character-count="1052"/>
    <dc:date>2024-10-23T11:36:48.79</dc:date>
    <meta:editing-duration>PT2M15S</meta:editing-duration>
    <meta:editing-cycles>1</meta:editing-cycles>
    <meta:generator>OpenOffice/4.1.11$Win32 OpenOffice.org_project/4111m1$Build-9808</meta:generator>
  </office:meta>
</office:document-meta>
</file>